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Mak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Maker.makeBook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BookMaker.main( String [ ] ar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BookMak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k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ker.Boo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ker.creat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